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Arial, Helvetica, sans-serif, 'Apple Color Emoji', 'Segoe UI Emoji', NotoColorEmoji, 'Segoe UI Symbol', 'Android Emoji', EmojiSymbo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orphans="2" fo:widows="2" fo:text-indent="0cm" style:auto-text-indent="false"/>
      <style:text-properties fo:font-style="italic"/>
    </style:style>
    <style:style style:name="P2" style:family="paragraph" style:parent-style-name="Text_20_body">
      <style:paragraph-properties fo:margin-left="0cm" fo:margin-right="0cm" fo:margin-top="0cm" fo:margin-bottom="0cm" fo:orphans="2" fo:widows="2" fo:text-indent="0cm" style:auto-text-indent="false"/>
      <style:text-properties style:font-name="Calibri1" fo:font-style="italic" style:text-underline-style="solid" style:text-underline-width="auto" style:text-underline-color="font-color" style:font-style-asian="italic" style:font-style-complex="italic"/>
    </style:style>
    <style:style style:name="P3" style:family="paragraph" style:parent-style-name="Text_20_body">
      <style:text-properties fo:font-variant="normal" fo:text-transform="none" fo:color="#000000" style:font-name="Calibri" fo:font-size="12pt" fo:letter-spacing="normal" fo:font-style="italic" fo:font-weight="normal"/>
    </style:style>
    <style:style style:name="P4" style:family="paragraph" style:parent-style-name="Text_20_body">
      <style:text-properties fo:font-variant="normal" fo:text-transform="none" fo:color="#000000" style:font-name="Calibri" fo:font-size="12pt" fo:letter-spacing="normal" fo:font-style="italic" fo:font-weight="normal"/>
    </style:style>
    <style:style style:name="P5" style:family="paragraph" style:parent-style-name="Text_20_body" style:list-style-name="L1">
      <style:text-properties fo:font-variant="normal" fo:text-transform="none" fo:color="#000000" style:font-name="Calibri" fo:font-size="12pt" fo:letter-spacing="normal" fo:font-style="italic" fo:font-weight="normal"/>
    </style:style>
    <style:style style:name="P6" style:family="paragraph" style:parent-style-name="Text_20_body" style:list-style-name="L3">
      <style:text-properties fo:font-variant="normal" fo:text-transform="none" fo:color="#000000" style:font-name="Calibri" fo:font-size="12pt" fo:letter-spacing="normal" fo:font-style="italic" fo:font-weight="normal"/>
    </style:style>
    <style:style style:name="P7" style:family="paragraph" style:parent-style-name="Text_20_body" style:list-style-name="L4">
      <style:text-properties fo:font-variant="normal" fo:text-transform="none" fo:color="#000000" style:font-name="Calibri" fo:font-size="12pt" fo:letter-spacing="normal" fo:font-style="italic" fo:font-weight="normal"/>
    </style:style>
    <style:style style:name="P8" style:family="paragraph" style:parent-style-name="Text_20_body">
      <style:text-properties fo:font-variant="normal" fo:text-transform="none" fo:color="#000000" style:font-name="Calibri" fo:font-size="12pt" fo:letter-spacing="normal" fo:font-style="italic" style:text-underline-style="none" fo:font-weight="normal"/>
    </style:style>
    <style:style style:name="P9" style:family="paragraph" style:parent-style-name="Text_20_body">
      <style:paragraph-properties fo:text-align="center" style:justify-single-word="false"/>
      <style:text-properties fo:font-variant="normal" fo:text-transform="none" fo:color="#000000" style:font-name="Calibri" fo:font-size="12pt" fo:letter-spacing="normal" fo:font-style="italic" style:text-underline-style="none" fo:font-weight="normal"/>
    </style:style>
    <style:style style:name="P10" style:family="paragraph" style:parent-style-name="Text_20_body" style:list-style-name="L1"/>
    <style:style style:name="P11" style:family="paragraph" style:parent-style-name="Standard" style:list-style-name="L5"/>
    <style:style style:name="T1" style:family="text">
      <style:text-properties fo:color="#000000" style:font-name="Calibri" fo:font-size="12pt" fo:letter-spacing="normal" fo:font-style="italic" fo:font-weight="normal"/>
    </style:style>
    <style:style style:name="T2" style:family="text">
      <style:text-properties style:text-underline-style="solid" style:text-underline-width="auto" style:text-underline-color="font-color"/>
    </style:style>
    <style:style style:name="T3" style:family="text">
      <style:text-properties fo:font-variant="normal" fo:text-transform="none" fo:color="#000000" style:font-name="Calibri" fo:font-size="12pt" fo:letter-spacing="normal" fo:font-style="italic"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El pasado 21 de abril de 2017 nos reunimos para solucionar los problemas que surgieron entre la anterior reunión y esta, y para seguir avanzando con nuevas tareas:</text:p>
      <text:p text:style-name="P3"/>
      <text:p text:style-name="P3"><text:span text:style-name="T2">Tareas realizadas</text:span>:</text:p>
      <text:p text:style-name="P3"><text:tab/></text:p>
      <text:p text:style-name="P3"><text:tab/>Crear cuenta en github, asi como un repositorio para este proyecto. </text:p>
      <text:p text:style-name="P3"><text:tab/></text:p>
      <text:p text:style-name="P3"><text:span text:style-name="T2">En la Reunión:</text:span></text:p>
      <text:p text:style-name="P3"><text:span text:style-name="T2"/></text:p>
      <text:p text:style-name="P8"><text:tab/>En la reunión hemos tratado de solucionar el problema del uso de Kivy y Numpy, que teniamos en la pasada reunión. El sistema dice que no están instalados ninguno de los dos, pero si que lo están, y el problema es del PATH. Para solucionarlo existen 2 opciones, o añadir al sys manualmente por así decirlo, o importar sys y pickle, y utilizar este código que Domingo me ha facilitado:</text:p>
      <text:p text:style-name="P9">f =open('salida.obj','w')</text:p>
      <text:p text:style-name="P9">pickle.dump(sys.path, f)</text:p>
      <text:p text:style-name="P9">f.close()</text:p>
      <text:p text:style-name="P9"># Hasta aquí, es para guardar los directorios del path</text:p>
      <text:p text:style-name="P9">f =open('salida.obj','r')</text:p>
      <text:p text:style-name="P9">salida = pickle.load(f)</text:p>
      <text:p text:style-name="P9">print(salida)</text:p>
      <text:p text:style-name="P3"/>
      <text:p text:style-name="P3"><text:tab/>Después nos metimos a revisar el articulo, y revisamos los parámetros y la manera de calcular la varianza de la manera “complicada”. Las variables que debemos conocer son:</text:p>
      <text:list xml:id="list6124361891597140909" text:style-name="L4">
        <text:list-item>
          <text:list>
            <text:list-item>
              <text:p text:style-name="P7">t : Es el cuadrado pequeño que se toma dentro de una rejillas , es un cuadrado al azar de T grande y lo replicas en todos los cuadrados.</text:p>
            </text:list-item>
          </text:list>
        </text:list-item>
      </text:list>
      <text:list xml:id="list6023909017846053575" text:style-name="L1">
        <text:list-item>
          <text:list>
            <text:list-item>
              <text:p text:style-name="P10"><text:span text:style-name="T3">T: Los cuadrados grandes, tu divides la foto en cuadrados T grandes.</text:span></text:p>
            </text:list-item>
            <text:list-item>
              <text:p text:style-name="P5"><draw:frame draw:style-name="fr1" draw:name="gráficos1" text:anchor-type="as-char" svg:width="0.185cm" svg:height="0.37cm" draw:z-index="0"><draw:image xlink:href="http://mathworld.wolfram.com/images/equations/GoldenRatio/Inline6.gif" xlink:type="simple" xlink:show="embed" xlink:actuate="onLoad"/></draw:frame> : Es la división entre t y T que te indica que porción del T grande estas cogiendo. Cuanto mas grande es t y en consecuencia <draw:frame draw:style-name="fr1" draw:name="gráficos2" text:anchor-type="as-char" svg:width="0.185cm" svg:height="0.37cm" draw:z-index="1"><draw:image xlink:href="http://mathworld.wolfram.com/images/equations/GoldenRatio/Inline6.gif" xlink:type="simple" xlink:show="embed" xlink:actuate="onLoad"/></draw:frame> , mas tienes que contar pero menos error tienes.</text:p>
            </text:list-item>
          </text:list>
        </text:list-item>
      </text:list>
      <text:list xml:id="list6637742832354895077" text:style-name="L3">
        <text:list-item>
          <text:list>
            <text:list-item>
              <text:p text:style-name="P6">n: es el numero de “bandas”. Las que no tienen nada las puedes quitar (para programarlo no habría problema que hubiera de estas con 0, aunque haces alguna cuenta mas) <text:s/>- yo creo que son las filas o columnas con cuadrados</text:p>
            </text:list-item>
            <text:list-item>
              <text:p text:style-name="P6">stripe/banda = columna que es la i. j son las filas.</text:p>
            </text:list-item>
            <text:list-item>
              <text:p text:style-name="P6">ni : es el numero de filas que se coge en el i stripe. </text:p>
            </text:list-item>
            <text:list-item>
              <text:p text:style-name="P6">qij: Es el numero de elementos que están en el cuadrado de la fila j de la stripe i <text:s/>(j es como las lineas)</text:p>
            </text:list-item>
            <text:list-item>
              <text:p text:style-name="P6">qoi / qei = las columnas pares e impares , lo que en verdad importa. </text:p>
            </text:list-item>
            <text:list-item>
              <text:p text:style-name="P6"><text:soft-page-break/>Qi :Numero total de partículas en la stripe i (columna i). Sumas las de la qoi y las de la qei.</text:p>
            </text:list-item>
            <text:list-item>
              <text:p text:style-name="P6">Q: Numero total de partículas que he contado.</text:p>
            </text:list-item>
          </text:list>
        </text:list-item>
      </text:list>
      <text:p text:style-name="P3"><text:tab/></text:p>
      <text:p text:style-name="P3"><text:tab/>Cuando ya tenemos todo contado, la formula de la varianza es la (3) que hay que implementarla. El C0 / C1 /C2 hay que calcularlos con la formula (4) del articulo y vn con la (5). </text:p>
      <text:p text:style-name="P3"><text:tab/>Luego Domingo me dejo un fichero con los datos de una de las fotos <text:s/>(son mas bien las coordenadas de los puntos de las cabezas y la foto) ya que en teoria en la app tu vas a tener que pinchar en los puntos, con lo que se insertara automaticamente la coordenada, y desde hay ya la aplicación funcionara.</text:p>
      <text:p text:style-name="P3"><text:tab/>Lo que queremos es generar los cuadrados grandes, sabiendo la longitud de su lado (T), y despues se generen aleatoriamentente dentro del cuadrado pequeño, los cuadrados pequeños de longitud t, y despues de eso el programa cuente el numero de personas que hay dentro de t, con las coordenadas que tiene el fichero, y que calcule la varianza según la formula de la que ya hemos hablado. </text:p>
      <text:p text:style-name="P3"><text:tab/>t y T se tendrán que meter en el script. Por ejemplo si T es 12 significa que es de tamaño 12, y vas poniendo cuadrados de tamaño 12 hasta que se salgan de la foto. si no queda bien encuadrado con la foto no pasa nada. Para esto no necesito la foto, con las coordenadas me vale. </text:p>
      <text:p text:style-name="P3"><text:tab/>ejemplo: T es de 12 → Primer cuadrado coordenadas (0,0 12,0 0,12 12,12)</text:p>
      <text:p text:style-name="P3"><text:tab/><text:tab/> <text:s text:c="3"/>t es de 4 → <text:s/>1,1, 5,1, 1,5 5,5 o 4,4 4,8 8,4 8,8 (por poner 2 ejemplos aunque esto se hace aleatoriamente con el primer cuadrado, y el resto son replicas) .</text:p>
      <text:p text:style-name="P3"><text:tab/><text:tab/>Después miras los puntos que te quedan entre 1,1, 5,1, 1,5 5,5 . Los datos de la lista se meten al programa con split, cogiendo los datos, convirtiendolos a float (están separados por espacios y así es mas fácil) y metiendolos en un array bidimensional.</text:p>
      <text:p text:style-name="P3"/>
      <text:p text:style-name="P3"><text:tab/>Por ultimo hablamos de <text:s/>Kdtrees que sirve para saber si un punto esta dentro de un rectángulo y en python no esta implementado en principio. </text:p>
      <text:p text:style-name="P1"/>
      <text:p text:style-name="P2">Tareas Para la próxima Sesión:</text:p>
      <text:p text:style-name="Standard"/>
      <text:p text:style-name="Standard"><text:span text:style-name="T1"><text:tab/></text:span></text:p>
      <text:p text:style-name="Standard"><text:span text:style-name="T1">Tras todo esto quedamos en realizar las siguientes tareas antes de la siguiente reunión:</text:span></text:p>
      <text:p text:style-name="Standard"><text:span text:style-name="T1"/></text:p>
      <text:list xml:id="list8831972273008144930" text:style-name="L5">
        <text:list-item>
          <text:list>
            <text:list-item>
              <text:p text:style-name="P11"><text:span text:style-name="T1">Probar que funciona numpy, stipy y kivy con la solución que hemos explicado anteriormente.</text:span></text:p>
            </text:list-item>
            <text:list-item>
              <text:p text:style-name="P11"><text:span text:style-name="T1">Implementar la formula eficientemente , con kdtrees, sabiendo que hay una formula que te dice cuantos puntos tienes.</text:span></text:p>
            </text:list-item>
            <text:list-item>
              <text:p text:style-name="P11"><text:span text:style-name="T1">Probar que funciona kdtrees y empezar a calcular la varianza como la hemos visto ahora.</text:span></text:p>
            </text:list-item>
            <text:list-item>
              <text:p text:style-name="P11"><text:span text:style-name="T1">La primera varianza hay que implementarla tambien, para calcular el error. La formula permite que tengan 0 los cuadrados.</text:span></text:p>
            </text:list-item>
            <text:list-item>
              <text:p text:style-name="P11"><text:span text:style-name="T1">En el repositorio Github hacer 3 carpetas, una para <text:s/>proyecto fin de carrera donde vamos a describir las cosas, otra para programas, y la ultima para datos .dat, e invitar a Domingo. </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Arial, Helvetica, sans-serif, 'Apple Color Emoji', 'Segoe UI Emoji', NotoColorEmoji, 'Segoe UI Symbol', 'Android Emoji', EmojiSymbo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7-03-22T12:28:19.82</meta:creation-date>
    <dc:date>2017-08-19T12:28:52.85</dc:date>
    <dc:creator>o </dc:creator>
    <meta:editing-duration>PT2H14M27S</meta:editing-duration>
    <meta:editing-cycles>11</meta:editing-cycles>
    <meta:generator>OpenOffice/4.1.3$Win32 OpenOffice.org_project/413m1$Build-9783</meta:generator>
    <meta:document-statistic meta:table-count="0" meta:image-count="2" meta:object-count="0" meta:page-count="2" meta:paragraph-count="42" meta:word-count="841" meta:character-count="4531"/>
  </office:meta>
</office:document-meta>
</file>